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94pt"/>
    </style:style>
    <style:style style:name="co2" style:family="table-column">
      <style:table-column-properties fo:break-before="auto" style:column-width="69.8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frameRate</text:p>
          </table:table-cell>
          <table:table-cell table:style-name="ce3" office:value-type="string" calcext:value-type="string">
            <text:p>numParticles</text:p>
          </table:table-cell>
          <table:table-cell table:style-name="ce4" office:value-type="string" calcext:value-type="string">
            <text:p>simTi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9.738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</text:p>
          </table:table-cell>
          <table:table-cell/>
          <table:table-cell>
            <draw:frame table:end-cell-address="data.R34" table:end-x="27.47pt" table:end-y="0.71pt" draw:z-index="0" draw:name="Chart 1" draw:style-name="gr1" draw:text-style-name="P1" svg:width="655.48pt" svg:height="404.99pt" svg:x="33pt" svg:y="3.74pt">
              <draw:object draw:notify-on-update-of-ranges="data.A2:data.A339 data.B1:data.B1 data.B2:data.B3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7.3199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6.803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6.5617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6.1828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5.8291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999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5.449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19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5.279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39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.931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59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.655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79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.459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99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.2395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19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.9598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39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.532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59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.572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79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.1972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99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.1707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9585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757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5787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80000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590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00000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3463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20000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193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4000006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52.148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60000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.0323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80000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9197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00000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908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20000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770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652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693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413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599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4468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19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263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3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24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5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1349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7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2046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99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112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719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1689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739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980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75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.0042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77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9113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79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8377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19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7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39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7313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5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7875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7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6346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9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4914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919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672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939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5759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95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5044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97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5429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99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4895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01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4465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03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5032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05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4601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07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3744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09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451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11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667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13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3647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15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3155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17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3961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19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32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21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799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23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632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25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192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27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30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2999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82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3199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07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3399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79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3599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368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3799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279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3999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98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4199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962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4399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945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4599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870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4799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969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4999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46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199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480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399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28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599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479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799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61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999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04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61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529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63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24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65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69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67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2123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69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32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719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402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7399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25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7599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336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7799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990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.7999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10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8199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73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83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900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85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12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87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49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89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72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91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019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.93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609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.95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422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.97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118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1.99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84478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01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9180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03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8240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0599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0029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07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696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09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0292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2.11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76443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13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7929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1599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83925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1799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974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1999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96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2199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85765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2399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48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2599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84087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2.27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19926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29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9569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31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4873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33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58475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3599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54827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37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18276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39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77308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2.41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1636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2.43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24474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2.45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00685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4799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07616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49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15086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51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68513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53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68626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55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311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5799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71134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5999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79037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6199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55416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2.6399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04931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6599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284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6799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36848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6999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24843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7199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2693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73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.10024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75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76948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.77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6043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.7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965424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.81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84533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.83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9515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2.85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857864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2.87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79741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2.89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44353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2.91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357784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2.93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517754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2.959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54513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2.9799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4274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2.9999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368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3.0199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648712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3.0399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673622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3.0599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57011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3.0799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39060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3.0999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39293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3.1199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31317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3.1399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09755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3.1599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.036842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string" calcext:value-type="string">
            <text:p>3.1799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680874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string" calcext:value-type="string">
            <text:p>3.1999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56639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string" calcext:value-type="string">
            <text:p>3.2199976</text:p>
          </table:table-cell>
          <table:table-cell table:number-columns-repeated="1021"/>
        </table:table-row>
        <table:table-row table:style-name="ro1">
          <table:table-cell table:style-name="ce2" office:value-type="float" office:value="47827" calcext:value-type="float">
            <text:p>47827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3.2399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777332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3.2599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924587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3.2799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03773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3.2999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13343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3.31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23005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string" calcext:value-type="string">
            <text:p>3.33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.23466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string" calcext:value-type="string">
            <text:p>3.35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835377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37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95232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39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94191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419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97313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43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590714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45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70039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47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84911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string" calcext:value-type="string">
            <text:p>3.49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.002617</text:p>
          </table:table-cell>
          <table:table-cell table:style-name="ce2" office:value-type="float" office:value="1815" calcext:value-type="float">
            <text:p>1815</text:p>
          </table:table-cell>
          <table:table-cell table:style-name="ce2" office:value-type="string" calcext:value-type="string">
            <text:p>3.5199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824898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5399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724613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5599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358845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5799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.014385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5999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84791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6199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971657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3.6399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928432</text:p>
          </table:table-cell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3.6599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74126</text:p>
          </table:table-cell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3.6799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92054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3.6999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502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3.7199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.39327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3.73999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.85326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3.75999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.8561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3.7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.38075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3.7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2.5052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3.8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2.570984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8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2.161636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8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2.072796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8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.79299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8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.75824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9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.5062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9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.47489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string" calcext:value-type="string">
            <text:p>3.9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.34963</text:p>
          </table:table-cell>
          <table:table-cell table:style-name="ce2" office:value-type="float" office:value="2418" calcext:value-type="float">
            <text:p>2418</text:p>
          </table:table-cell>
          <table:table-cell table:style-name="ce2" office:value-type="string" calcext:value-type="string">
            <text:p>3.9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0.902184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3.9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0.13451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4.0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0.03496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4.0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.7497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4.0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.4802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4.0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.404778</text:p>
          </table:table-cell>
          <table:table-cell table:style-name="ce2" office:value-type="float" office:value="2419" calcext:value-type="float">
            <text:p>2419</text:p>
          </table:table-cell>
          <table:table-cell table:style-name="ce2" office:value-type="string" calcext:value-type="string">
            <text:p>4.0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.158154</text:p>
          </table:table-cell>
          <table:table-cell table:style-name="ce2" office:value-type="float" office:value="2420" calcext:value-type="float">
            <text:p>2420</text:p>
          </table:table-cell>
          <table:table-cell table:style-name="ce2" office:value-type="string" calcext:value-type="string">
            <text:p>4.1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.951546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string" calcext:value-type="string">
            <text:p>4.1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.72189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string" calcext:value-type="string">
            <text:p>4.1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.366188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string" calcext:value-type="string">
            <text:p>4.1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.07698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string" calcext:value-type="string">
            <text:p>4.1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.91988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string" calcext:value-type="string">
            <text:p>4.2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.765553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string" calcext:value-type="string">
            <text:p>4.2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.498955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string" calcext:value-type="string">
            <text:p>4.2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.2538</text:p>
          </table:table-cell>
          <table:table-cell table:style-name="ce2" office:value-type="float" office:value="2821" calcext:value-type="float">
            <text:p>2821</text:p>
          </table:table-cell>
          <table:table-cell table:style-name="ce2" office:value-type="string" calcext:value-type="string">
            <text:p>4.2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.94469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string" calcext:value-type="string">
            <text:p>4.29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.724957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string" calcext:value-type="string">
            <text:p>4.31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.415012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string" calcext:value-type="string">
            <text:p>4.33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.039307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string" calcext:value-type="string">
            <text:p>4.35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.72271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string" calcext:value-type="string">
            <text:p>4.3799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.321335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office:value-type="string" calcext:value-type="string">
            <text:p>4.39999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.869957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string" calcext:value-type="string">
            <text:p>4.4199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.646297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string" calcext:value-type="string">
            <text:p>4.4399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.40029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string" calcext:value-type="string">
            <text:p>4.4599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.149303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string" calcext:value-type="string">
            <text:p>4.4799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.952374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string" calcext:value-type="string">
            <text:p>4.4999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.644337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string" calcext:value-type="string">
            <text:p>4.51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.456997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string" calcext:value-type="string">
            <text:p>4.53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.926853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string" calcext:value-type="string">
            <text:p>4.55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.36709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string" calcext:value-type="string">
            <text:p>4.57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.70907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string" calcext:value-type="string">
            <text:p>4.5999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.287254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string" calcext:value-type="string">
            <text:p>4.61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.11433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string" calcext:value-type="string">
            <text:p>4.63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953466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string" calcext:value-type="string">
            <text:p>4.65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856825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string" calcext:value-type="string">
            <text:p>4.67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765564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string" calcext:value-type="string">
            <text:p>4.69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596203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string" calcext:value-type="string">
            <text:p>4.7199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245998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.73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.106047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.75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989893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.77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839983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.79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30357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.8199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.585167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8399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.239166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8599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.001217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8799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.662348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8999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.426456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9199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.14818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string" calcext:value-type="string">
            <text:p>4.93999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986013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string" calcext:value-type="string">
            <text:p>4.95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899015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string" calcext:value-type="string">
            <text:p>4.97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893944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string" calcext:value-type="string">
            <text:p>4.9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875978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string" calcext:value-type="string">
            <text:p>5.01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55495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string" calcext:value-type="string">
            <text:p>5.03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4694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string" calcext:value-type="string">
            <text:p>5.05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403257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string" calcext:value-type="string">
            <text:p>5.07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310213</text:p>
          </table:table-cell>
          <table:table-cell table:style-name="ce2" office:value-type="float" office:value="3831" calcext:value-type="float">
            <text:p>3831</text:p>
          </table:table-cell>
          <table:table-cell table:style-name="ce2" office:value-type="string" calcext:value-type="string">
            <text:p>5.0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191586</text:p>
          </table:table-cell>
          <table:table-cell table:style-name="ce2" office:value-type="float" office:value="3831" calcext:value-type="float">
            <text:p>3831</text:p>
          </table:table-cell>
          <table:table-cell table:style-name="ce2" office:value-type="string" calcext:value-type="string">
            <text:p>5.11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151123</text:p>
          </table:table-cell>
          <table:table-cell table:style-name="ce2" office:value-type="float" office:value="3831" calcext:value-type="float">
            <text:p>3831</text:p>
          </table:table-cell>
          <table:table-cell table:style-name="ce2" office:value-type="string" calcext:value-type="string">
            <text:p>5.13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.102524</text:p>
          </table:table-cell>
          <table:table-cell table:style-name="ce2" office:value-type="float" office:value="4031" calcext:value-type="float">
            <text:p>4031</text:p>
          </table:table-cell>
          <table:table-cell table:style-name="ce2" office:value-type="string" calcext:value-type="string">
            <text:p>5.15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99248</text:p>
          </table:table-cell>
          <table:table-cell table:style-name="ce2" office:value-type="float" office:value="4031" calcext:value-type="float">
            <text:p>4031</text:p>
          </table:table-cell>
          <table:table-cell table:style-name="ce2" office:value-type="string" calcext:value-type="string">
            <text:p>5.17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89069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string" calcext:value-type="string">
            <text:p>5.1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741644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string" calcext:value-type="string">
            <text:p>5.21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671862</text:p>
          </table:table-cell>
          <table:table-cell table:style-name="ce2" office:value-type="float" office:value="4232" calcext:value-type="float">
            <text:p>4232</text:p>
          </table:table-cell>
          <table:table-cell table:style-name="ce2" office:value-type="string" calcext:value-type="string">
            <text:p>5.23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548561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office:value-type="string" calcext:value-type="string">
            <text:p>5.25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.437426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office:value-type="string" calcext:value-type="string">
            <text:p>5.27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71895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office:value-type="string" calcext:value-type="string">
            <text:p>5.2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65676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office:value-type="string" calcext:value-type="string">
            <text:p>5.31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575111</text:p>
          </table:table-cell>
          <table:table-cell table:style-name="ce2" office:value-type="float" office:value="4434" calcext:value-type="float">
            <text:p>4434</text:p>
          </table:table-cell>
          <table:table-cell table:style-name="ce2" office:value-type="string" calcext:value-type="string">
            <text:p>5.33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46109</text:p>
          </table:table-cell>
          <table:table-cell table:style-name="ce2" office:value-type="float" office:value="4434" calcext:value-type="float">
            <text:p>4434</text:p>
          </table:table-cell>
          <table:table-cell table:style-name="ce2" office:value-type="string" calcext:value-type="string">
            <text:p>5.35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341473</text:p>
          </table:table-cell>
          <table:table-cell table:style-name="ce2" office:value-type="float" office:value="4434" calcext:value-type="float">
            <text:p>4434</text:p>
          </table:table-cell>
          <table:table-cell table:style-name="ce2" office:value-type="string" calcext:value-type="string">
            <text:p>5.37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219997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office:value-type="string" calcext:value-type="string">
            <text:p>5.39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134962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office:value-type="string" calcext:value-type="string">
            <text:p>5.41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.045937</text:p>
          </table:table-cell>
          <table:table-cell table:style-name="ce2" office:value-type="float" office:value="4635" calcext:value-type="float">
            <text:p>4635</text:p>
          </table:table-cell>
          <table:table-cell table:style-name="ce2" office:value-type="string" calcext:value-type="string">
            <text:p>5.439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915712</text:p>
          </table:table-cell>
          <table:table-cell table:style-name="ce2" office:value-type="float" office:value="4635" calcext:value-type="float">
            <text:p>4635</text:p>
          </table:table-cell>
          <table:table-cell table:style-name="ce2" office:value-type="string" calcext:value-type="string">
            <text:p>5.45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795027</text:p>
          </table:table-cell>
          <table:table-cell table:style-name="ce2" office:value-type="float" office:value="4636" calcext:value-type="float">
            <text:p>4636</text:p>
          </table:table-cell>
          <table:table-cell table:style-name="ce2" office:value-type="string" calcext:value-type="string">
            <text:p>5.47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55354</text:p>
          </table:table-cell>
          <table:table-cell table:style-name="ce2" office:value-type="float" office:value="4636" calcext:value-type="float">
            <text:p>4636</text:p>
          </table:table-cell>
          <table:table-cell table:style-name="ce2" office:value-type="string" calcext:value-type="string">
            <text:p>5.49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381502</text:p>
          </table:table-cell>
          <table:table-cell table:style-name="ce2" office:value-type="float" office:value="4636" calcext:value-type="float">
            <text:p>4636</text:p>
          </table:table-cell>
          <table:table-cell table:style-name="ce2" office:value-type="string" calcext:value-type="string">
            <text:p>5.51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273327</text:p>
          </table:table-cell>
          <table:table-cell table:style-name="ce2" office:value-type="float" office:value="4837" calcext:value-type="float">
            <text:p>4837</text:p>
          </table:table-cell>
          <table:table-cell table:style-name="ce2" office:value-type="string" calcext:value-type="string">
            <text:p>5.53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.126764</text:p>
          </table:table-cell>
          <table:table-cell table:style-name="ce2" office:value-type="float" office:value="4837" calcext:value-type="float">
            <text:p>4837</text:p>
          </table:table-cell>
          <table:table-cell table:style-name="ce2" office:value-type="string" calcext:value-type="string">
            <text:p>5.5599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986814</text:p>
          </table:table-cell>
          <table:table-cell table:style-name="ce2" office:value-type="float" office:value="4837" calcext:value-type="float">
            <text:p>4837</text:p>
          </table:table-cell>
          <table:table-cell table:style-name="ce2" office:value-type="string" calcext:value-type="string">
            <text:p>5.5799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871681</text:p>
          </table:table-cell>
          <table:table-cell table:style-name="ce2" office:value-type="float" office:value="4837" calcext:value-type="float">
            <text:p>4837</text:p>
          </table:table-cell>
          <table:table-cell table:style-name="ce2" office:value-type="string" calcext:value-type="string">
            <text:p>5.5999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627682</text:p>
          </table:table-cell>
          <table:table-cell table:style-name="ce2" office:value-type="float" office:value="5038" calcext:value-type="float">
            <text:p>5038</text:p>
          </table:table-cell>
          <table:table-cell table:style-name="ce2" office:value-type="string" calcext:value-type="string">
            <text:p>5.6199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505898</text:p>
          </table:table-cell>
          <table:table-cell table:style-name="ce2" office:value-type="float" office:value="5038" calcext:value-type="float">
            <text:p>5038</text:p>
          </table:table-cell>
          <table:table-cell table:style-name="ce2" office:value-type="string" calcext:value-type="string">
            <text:p>5.6399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386938</text:p>
          </table:table-cell>
          <table:table-cell table:style-name="ce2" office:value-type="float" office:value="5039" calcext:value-type="float">
            <text:p>5039</text:p>
          </table:table-cell>
          <table:table-cell table:style-name="ce2" office:value-type="string" calcext:value-type="string">
            <text:p>5.6599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27974</text:p>
          </table:table-cell>
          <table:table-cell table:style-name="ce2" office:value-type="float" office:value="5039" calcext:value-type="float">
            <text:p>5039</text:p>
          </table:table-cell>
          <table:table-cell table:style-name="ce2" office:value-type="string" calcext:value-type="string">
            <text:p>5.679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185228</text:p>
          </table:table-cell>
          <table:table-cell table:style-name="ce2" office:value-type="float" office:value="5239" calcext:value-type="float">
            <text:p>5239</text:p>
          </table:table-cell>
          <table:table-cell table:style-name="ce2" office:value-type="string" calcext:value-type="string">
            <text:p>5.699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.019455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string" calcext:value-type="string">
            <text:p>5.719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900932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string" calcext:value-type="string">
            <text:p>5.739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797258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string" calcext:value-type="string">
            <text:p>5.759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70241</text:p>
          </table:table-cell>
          <table:table-cell table:style-name="ce2" office:value-type="float" office:value="5440" calcext:value-type="float">
            <text:p>5440</text:p>
          </table:table-cell>
          <table:table-cell table:style-name="ce2" office:value-type="string" calcext:value-type="string">
            <text:p>5.77999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55946</text:p>
          </table:table-cell>
          <table:table-cell table:style-name="ce2" office:value-type="float" office:value="5441" calcext:value-type="float">
            <text:p>5441</text:p>
          </table:table-cell>
          <table:table-cell table:style-name="ce2" office:value-type="string" calcext:value-type="string">
            <text:p>5.79999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439383</text:p>
          </table:table-cell>
          <table:table-cell table:style-name="ce2" office:value-type="float" office:value="5441" calcext:value-type="float">
            <text:p>5441</text:p>
          </table:table-cell>
          <table:table-cell table:style-name="ce2" office:value-type="string" calcext:value-type="string">
            <text:p>5.81999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333235</text:p>
          </table:table-cell>
          <table:table-cell table:style-name="ce2" office:value-type="float" office:value="5441" calcext:value-type="float">
            <text:p>5441</text:p>
          </table:table-cell>
          <table:table-cell table:style-name="ce2" office:value-type="string" calcext:value-type="string">
            <text:p>5.83999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236082</text:p>
          </table:table-cell>
          <table:table-cell table:style-name="ce2" office:value-type="float" office:value="5442" calcext:value-type="float">
            <text:p>5442</text:p>
          </table:table-cell>
          <table:table-cell table:style-name="ce2" office:value-type="string" calcext:value-type="string">
            <text:p>5.85999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.11843</text:p>
          </table:table-cell>
          <table:table-cell table:style-name="ce2" office:value-type="float" office:value="5642" calcext:value-type="float">
            <text:p>5642</text:p>
          </table:table-cell>
          <table:table-cell table:style-name="ce2" office:value-type="string" calcext:value-type="string">
            <text:p>5.87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951677</text:p>
          </table:table-cell>
          <table:table-cell table:style-name="ce2" office:value-type="float" office:value="5642" calcext:value-type="float">
            <text:p>5642</text:p>
          </table:table-cell>
          <table:table-cell table:style-name="ce2" office:value-type="string" calcext:value-type="string">
            <text:p>5.89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697477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5.91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591873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5.93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481413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5.95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375553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5.9799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27712</text:p>
          </table:table-cell>
          <table:table-cell table:style-name="ce2" office:value-type="float" office:value="5843" calcext:value-type="float">
            <text:p>5843</text:p>
          </table:table-cell>
          <table:table-cell table:style-name="ce2" office:value-type="string" calcext:value-type="string">
            <text:p>5.9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155464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6.01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.06667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6.03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975698</text:p>
          </table:table-cell>
          <table:table-cell table:style-name="ce2" office:value-type="float" office:value="5643" calcext:value-type="float">
            <text:p>5643</text:p>
          </table:table-cell>
          <table:table-cell table:style-name="ce2" office:value-type="string" calcext:value-type="string">
            <text:p>6.05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860891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string" calcext:value-type="string">
            <text:p>6.07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756248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string" calcext:value-type="string">
            <text:p>6.0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652975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string" calcext:value-type="string">
            <text:p>6.11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566662</text:p>
          </table:table-cell>
          <table:table-cell table:style-name="ce2" office:value-type="float" office:value="6044" calcext:value-type="float">
            <text:p>6044</text:p>
          </table:table-cell>
          <table:table-cell table:style-name="ce2" office:value-type="string" calcext:value-type="string">
            <text:p>6.13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423277</text:p>
          </table:table-cell>
          <table:table-cell table:style-name="ce2" office:value-type="float" office:value="6044" calcext:value-type="float">
            <text:p>6044</text:p>
          </table:table-cell>
          <table:table-cell table:style-name="ce2" office:value-type="string" calcext:value-type="string">
            <text:p>6.15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293184</text:p>
          </table:table-cell>
          <table:table-cell table:style-name="ce2" office:value-type="float" office:value="6044" calcext:value-type="float">
            <text:p>6044</text:p>
          </table:table-cell>
          <table:table-cell table:style-name="ce2" office:value-type="string" calcext:value-type="string">
            <text:p>6.17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184381</text:p>
          </table:table-cell>
          <table:table-cell table:style-name="ce2" office:value-type="float" office:value="6044" calcext:value-type="float">
            <text:p>6044</text:p>
          </table:table-cell>
          <table:table-cell table:style-name="ce2" office:value-type="string" calcext:value-type="string">
            <text:p>6.1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.095633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6.21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993708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string" calcext:value-type="string">
            <text:p>6.23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878279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string" calcext:value-type="string">
            <text:p>6.25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720804</text:p>
          </table:table-cell>
          <table:table-cell table:style-name="ce2" office:value-type="float" office:value="6246" calcext:value-type="float">
            <text:p>6246</text:p>
          </table:table-cell>
          <table:table-cell table:style-name="ce2" office:value-type="string" calcext:value-type="string">
            <text:p>6.27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627493</text:p>
          </table:table-cell>
          <table:table-cell table:style-name="ce2" office:value-type="float" office:value="6446" calcext:value-type="float">
            <text:p>6446</text:p>
          </table:table-cell>
          <table:table-cell table:style-name="ce2" office:value-type="string" calcext:value-type="string">
            <text:p>6.2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512959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string" calcext:value-type="string">
            <text:p>6.31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428041</text:p>
          </table:table-cell>
          <table:table-cell table:style-name="ce2" office:value-type="float" office:value="6246" calcext:value-type="float">
            <text:p>6246</text:p>
          </table:table-cell>
          <table:table-cell table:style-name="ce2" office:value-type="string" calcext:value-type="string">
            <text:p>6.33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35948</text:p>
          </table:table-cell>
          <table:table-cell table:style-name="ce2" office:value-type="float" office:value="6246" calcext:value-type="float">
            <text:p>6246</text:p>
          </table:table-cell>
          <table:table-cell table:style-name="ce2" office:value-type="string" calcext:value-type="string">
            <text:p>6.35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277058</text:p>
          </table:table-cell>
          <table:table-cell table:style-name="ce2" office:value-type="float" office:value="6446" calcext:value-type="float">
            <text:p>6446</text:p>
          </table:table-cell>
          <table:table-cell table:style-name="ce2" office:value-type="string" calcext:value-type="string">
            <text:p>6.37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150606</text:p>
          </table:table-cell>
          <table:table-cell table:style-name="ce2" office:value-type="float" office:value="6447" calcext:value-type="float">
            <text:p>6447</text:p>
          </table:table-cell>
          <table:table-cell table:style-name="ce2" office:value-type="string" calcext:value-type="string">
            <text:p>6.39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.004904</text:p>
          </table:table-cell>
          <table:table-cell table:style-name="ce2" office:value-type="float" office:value="6447" calcext:value-type="float">
            <text:p>6447</text:p>
          </table:table-cell>
          <table:table-cell table:style-name="ce2" office:value-type="string" calcext:value-type="string">
            <text:p>6.41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763998</text:p>
          </table:table-cell>
          <table:table-cell table:style-name="ce2" office:value-type="float" office:value="6648" calcext:value-type="float">
            <text:p>6648</text:p>
          </table:table-cell>
          <table:table-cell table:style-name="ce2" office:value-type="string" calcext:value-type="string">
            <text:p>6.43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672506</text:p>
          </table:table-cell>
          <table:table-cell table:style-name="ce2" office:value-type="float" office:value="6447" calcext:value-type="float">
            <text:p>6447</text:p>
          </table:table-cell>
          <table:table-cell table:style-name="ce2" office:value-type="string" calcext:value-type="string">
            <text:p>6.45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587194</text:p>
          </table:table-cell>
          <table:table-cell table:style-name="ce2" office:value-type="float" office:value="6448" calcext:value-type="float">
            <text:p>6448</text:p>
          </table:table-cell>
          <table:table-cell table:style-name="ce2" office:value-type="string" calcext:value-type="string">
            <text:p>6.479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524813</text:p>
          </table:table-cell>
          <table:table-cell table:style-name="ce2" office:value-type="float" office:value="6448" calcext:value-type="float">
            <text:p>6448</text:p>
          </table:table-cell>
          <table:table-cell table:style-name="ce2" office:value-type="string" calcext:value-type="string">
            <text:p>6.49999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413473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string" calcext:value-type="string">
            <text:p>6.5199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2582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string" calcext:value-type="string">
            <text:p>6.5399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181213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string" calcext:value-type="string">
            <text:p>6.5599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115675</text:p>
          </table:table-cell>
          <table:table-cell table:style-name="ce2" office:value-type="float" office:value="6849" calcext:value-type="float">
            <text:p>6849</text:p>
          </table:table-cell>
          <table:table-cell table:style-name="ce2" office:value-type="string" calcext:value-type="string">
            <text:p>6.5799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.004667</text:p>
          </table:table-cell>
          <table:table-cell table:style-name="ce2" office:value-type="float" office:value="6849" calcext:value-type="float">
            <text:p>6849</text:p>
          </table:table-cell>
          <table:table-cell table:style-name="ce2" office:value-type="string" calcext:value-type="string">
            <text:p>6.5999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897842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string" calcext:value-type="string">
            <text:p>6.61999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840773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string" calcext:value-type="string">
            <text:p>6.63999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740011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string" calcext:value-type="string">
            <text:p>6.65999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66633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string" calcext:value-type="string">
            <text:p>6.67999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604689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string" calcext:value-type="string">
            <text:p>6.69999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530243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string" calcext:value-type="string">
            <text:p>6.71999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.464567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string" calcext:value-type="string">
            <text:p>6.7399945</text:p>
          </table:table-cell>
          <table:table-cell table:number-columns-repeated="1021"/>
        </table:table-row>
        <table:table-row table:style-name="ro1" table:number-rows-repeated="6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7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125cm" svg:height="14.288cm" xlink:href=".." xlink:type="simple" chart:class="chart:line" chart:style-name="ch1">
        <chart:legend chart:legend-position="end" svg:x="19.982cm" svg:y="6.871cm" style:legend-expansion="high" chart:style-name="ch2"/>
        <chart:plot-area chart:style-name="ch3" table:cell-range-address="data.A1:data.B339" chart:data-source-has-labels="both" svg:x="1.469cm" svg:y="0.285cm" svg:width="18.051cm" svg:height="12.741cm">
          <chartooo:coordinate-region svg:x="2.696cm" svg:y="0.285cm" svg:width="16.824cm" svg:height="10.971cm"/>
          <chart:axis chart:dimension="x" chart:name="primary-x" chart:style-name="ch4" chartooo:axis-type="text">
            <chart:title svg:x="9.715cm" svg:y="13.311cm" chart:style-name="ch5">
              <text:p>frameRate</text:p>
            </chart:title>
            <chart:categories table:cell-range-address="data.A2:data.A339"/>
          </chart:axis>
          <chart:axis chart:dimension="y" chart:name="primary-y" chart:style-name="ch6">
            <chart:title svg:x="0.451cm" svg:y="7.619cm" chart:style-name="ch7">
              <text:p>numParticles</text:p>
            </chart:title>
            <chart:grid chart:style-name="ch8" chart:class="major"/>
          </chart:axis>
          <chart:series chart:style-name="ch9" chart:values-cell-range-address="data.B2:data.B339" chart:label-cell-address="data.B1:data.B1" chart:class="chart:line">
            <chart:data-point chart:repeated="3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Particles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9.738304</text:p>
                <draw:g>
                  <svg:desc>data.A2:data.A339</svg:desc>
                </draw:g>
              </table:table-cell>
              <table:table-cell office:value-type="float" office:value="0">
                <text:p>0</text:p>
                <draw:g>
                  <svg:desc>data.B2:data.B339</svg:desc>
                </draw:g>
              </table:table-cell>
            </table:table-row>
            <table:table-row>
              <table:table-cell office:value-type="string">
                <text:p>57.319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.8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.56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.18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.829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.4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.27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.9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.65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.45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.23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959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5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57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197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.17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958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7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57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59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346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193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1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.03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91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90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7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65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69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4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44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2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2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13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2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1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1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9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.004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91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837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7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73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787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634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49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6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.575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504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542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489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446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503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460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374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45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266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364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315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396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23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27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.163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219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3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28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20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17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136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.127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098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096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194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187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096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14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148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12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047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.961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.20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152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0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06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212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13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04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12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133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099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.11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07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.990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11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04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07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00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.060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.042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.0118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9.98447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9.99180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9.98240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.1002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.069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9.80292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.0764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97929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9839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9974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99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8857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.148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.88408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.11992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.0956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9.8487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.0584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.15482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.0182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9.87730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.0163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0.12447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0.10068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.9076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.1150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.96851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.06862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.931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.97113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.07903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.0554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.0493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928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93684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92484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8269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0.1002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97694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.8604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9.96542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9.88453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9.8951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.85786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.7974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.4435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.35778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9.51775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9.5451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9.4274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9.3681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9.64871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9.67362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9.57011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9.39060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9.3929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9.31317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9.0975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9.036842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48.680874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48.5663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7827">
                <text:p>47827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7.77733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7.924587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8.0377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8.1334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8.23005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48.2346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47.835377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7.9523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7.9419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7.97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7.590714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6.70039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6.8491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7.00261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6.824898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6.72461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6.35884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6.01438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4.84791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4.97165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4.928432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4.74126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4.92054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4.5026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4.39327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3.853264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3.8561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3.38075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2.5052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2.57098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2.161636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2.072796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1.7929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1.7582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1.506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1.4748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1.34963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40.90218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40.13451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40.03496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9.7497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9.4802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9.404778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9.15815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38.951546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38.72189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38.366188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38.07698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37.91988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37.765553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37.498955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37.2538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36.94469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6.72495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6.415012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6.03930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5.72271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5.321335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34.86995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4.64629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4.40029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4.14930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3.952374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3.64433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3.45699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2.926853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2.36709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1.70907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1.287254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1.11433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0.953466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0.85682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0.765564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30.596203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30.245998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30.10604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9.989893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9.839983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9.3035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8.585167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8.239166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8.001217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7.662348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7.426456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7.14818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6.986013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6.899015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6.893944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6.875978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6.55495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6.469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6.403257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6.31021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6.191586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6.15112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6.102524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25.99248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25.8906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.74164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.671862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25.548561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25.437426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24.71895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24.656767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24.575111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4.46109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4.341473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4.219997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4.134962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4.045937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3.915712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3.79502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23.55354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23.381502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23.273327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23.126764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22.986814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22.871681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22.627682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22.50589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22.386938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22.27974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22.185228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22.019455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21.900932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21.79725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21.70241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21.55946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1.439383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1.333235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1.236082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21.11843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20.95167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20.697477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.59187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.48141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.37555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.27712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20.155464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20.06667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19.975698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19.86089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9.756248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9.652975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9.566662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19.423277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19.293184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19.184381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19.095633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8.993708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18.878279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18.720804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8.627493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18.512959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18.428041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8.35948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8.277058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18.150606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8.004904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7.763998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17.672506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7.587194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17.524813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17.413473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7.258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7.181213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7.115675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17.004667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16.897842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6.840773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6.740011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6.66633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6.604689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6.530243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6.464567</text:p>
              </table:table-cell>
              <table:table-cell office:value-type="float" office:value="7050">
                <text:p>7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